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ommons.wikimedia.org/wiki/Category:SVG_chess_pieces/Maurizio_Monge" text:style-name="Internet_20_link" text:visited-style-name="Visited_20_Internet_20_Link">https://commons.wikimedia.org/wiki/Category:SVG_chess_pieces/Maurizio_Mong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22:55:59.442306481</meta:creation-date>
    <dc:date>2019-08-27T22:56:33.259421978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75" meta:non-whitespace-character-count="75"/>
    <meta:generator>LibreOffice/6.2.6.2$Linux_X86_64 LibreOffice_project/20$Build-2</meta:generator>
  </office:meta>
</office:document-meta>
</file>